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 New Roman" svg:font-family="'Time New Roman', 'Times New Roman'"/>
    <style:font-face style:name="Times New Roman1" svg:font-family="'Times New Roman'" style:font-family-generic="roman"/>
    <style:font-face style:name="Times NewRoman" svg:font-family="'Times New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.002cm" table:align="left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078cm"/>
    </style:style>
    <style:style style:name="Table1.C" style:family="table-column">
      <style:table-column-properties style:column-width="8.574cm"/>
    </style:style>
    <style:style style:name="Table1.1" style:family="table-row">
      <style:table-row-properties style:min-row-height="0.661cm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50%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50%">
        <style:tab-stops>
          <style:tab-stop style:position="3.792cm" style:type="center"/>
          <style:tab-stop style:position="12.7cm" style:type="center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>
        <style:tab-stops>
          <style:tab-stop style:position="3.651c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margin-top="0cm" fo:margin-bottom="0cm" style:contextual-spacing="false" fo:line-height="150%">
        <style:tab-stops>
          <style:tab-stop style:position="12.7c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7.461cm" style:type="center"/>
          <style:tab-stop style:position="14.605c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8.357cm" style:type="center"/>
          <style:tab-stop style:position="14.605cm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2.7cm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3.651cm" style:type="center"/>
        </style:tab-stops>
      </style:paragraph-properties>
      <style:text-properties style:font-name="Times New Roman" fo:font-size="11pt" fo:font-weight="bold" style:font-size-asian="11pt" style:font-weight-asian="bold" style:font-name-complex="Times New Roman2" style:font-size-complex="11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.152cm" fo:margin-bottom="0.152cm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152cm" fo:margin-bottom="0.152cm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master-page-name="Standard">
      <style:paragraph-properties fo:margin-top="0cm" fo:margin-bottom="0cm" style:contextual-spacing="false" fo:line-height="150%" style:page-number="auto">
        <style:tab-stops>
          <style:tab-stop style:position="3.81cm" style:type="center"/>
          <style:tab-stop style:position="12.859cm" style:type="center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line-height="150%">
        <style:tab-stops>
          <style:tab-stop style:position="7.461cm" style:type="center"/>
          <style:tab-stop style:position="14.605cm" style:type="center"/>
        </style:tab-stops>
      </style:paragraph-properties>
      <style:text-properties style:font-name="Times NewRoman" officeooo:paragraph-rsid="000dba6e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T4" style:family="text">
      <style:text-properties style:font-name="Times New Roman" fo:font-size="12pt" style:text-underline-style="none" fo:font-weight="bold" style:font-size-asian="12pt" style:font-weight-asian="bold" style:font-name-complex="Times New Roman2" style:font-size-complex="12pt"/>
    </style:style>
    <style:style style:name="T5" style:family="text">
      <style:text-properties style:font-name="Times New Roman" fo:font-size="13pt" style:font-size-asian="13pt" style:font-name-complex="Times New Roman2" style:font-size-complex="12pt"/>
    </style:style>
    <style:style style:name="T6" style:family="text"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loext:char-shading-value="0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size="13pt" style:font-size-asian="13pt" style:font-name-complex="Times New Roman2" style:font-size-complex="12pt"/>
    </style:style>
    <style:style style:name="T8" style:family="text">
      <style:text-properties fo:font-size="13pt" fo:font-weight="bold" style:font-size-asian="13pt" style:font-weight-asian="bold" style:font-name-complex="Time New Roman" style:font-size-complex="13pt" style:font-weight-complex="bold"/>
    </style:style>
    <style:style style:name="T9" style:family="text">
      <style:text-properties fo:font-size="13pt" fo:font-weight="bold" style:font-size-asian="13pt" style:font-weight-asian="bold" style:font-name-complex="Times New Roman2" style:font-size-complex="12pt" style:font-weight-complex="bold"/>
    </style:style>
    <style:style style:name="T10" style:family="text">
      <style:text-properties fo:font-size="13pt" fo:font-weight="bold" officeooo:rsid="000da9f4" style:font-size-asian="13pt" style:font-weight-asian="bold" style:font-name-complex="Times New Roman2" style:font-size-complex="12pt" style:font-weight-complex="bold"/>
    </style:style>
    <style:style style:name="T11" style:family="text">
      <style:text-properties fo:font-size="13pt" fo:font-weight="bold" officeooo:rsid="000dba6e" style:font-size-asian="13pt" style:font-weight-asian="bold" style:font-name-complex="Times New Roman2" style:font-size-complex="12pt" style:font-weight-complex="bold"/>
    </style:style>
    <style:style style:name="T12" style:family="text">
      <style:text-properties fo:font-size="13pt" fo:font-weight="normal" style:font-size-asian="13pt" style:font-weight-asian="normal" style:font-name-complex="Times New Roman2" style:font-size-complex="12pt" style:font-weight-complex="normal"/>
    </style:style>
    <style:style style:name="T13" style:family="text">
      <style:text-properties fo:font-size="13pt" fo:font-weight="normal" officeooo:rsid="000dba6e" style:font-size-asian="13pt" style:font-weight-asian="normal" style:font-name-complex="Times New Roman2" style:font-size-complex="12pt" style:font-weight-complex="normal"/>
    </style:style>
    <style:style style:name="T14" style:family="text">
      <style:text-properties officeooo:rsid="000bf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<text:tab/></text:span><text:span text:style-name="T3">CÔNG TY TNHH MTV XSKT</text:span><text:span text:style-name="T2"><text:tab/>CỘNG HÒA XÃ HỘI CHỦ NGHĨA VIỆT NAM</text:span></text:p>
      <text:p text:style-name="P2"><text:span text:style-name="T1"><text:s/><text:tab/></text:span><text:span text:style-name="T3">&amp; DVTH </text:span><text:span text:style-name="T1">BÌNH PHƯỚC<text:tab/></text:span><text:span text:style-name="T4">Độc Lập – Tự Do – Hạnh Phúc</text:span></text:p>
      <text:p text:style-name="P8"><text:tab/> <text:s text:c="2"/>PHÒNG XỔ SỐ TỰ CHỌN </text:p>
      <text:p text:style-name="P3"/>
      <text:p text:style-name="P7">KẾT QUẢ XỔ SỐ TỰ CHỌN BÌNH PHƯỚC</text:p>
      <text:p text:style-name="P1"><text:span text:style-name="T5">Đài dự thưởng: </text:span><text:span text:style-name="T6"><text:placeholder text:placeholder-type="text">&lt;o.dai_duthuong_id.name&gt;</text:placeholder></text:span><text:span text:style-name="T5"><text:tab/>Ngày : </text:span><text:bookmark text:name="_GoBack"/><text:span text:style-name="T6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STT</text:p>
          </table:table-cell>
          <table:table-cell table:style-name="Table1.B1" office:value-type="string">
            <text:p text:style-name="P9">GIẢI </text:p>
          </table:table-cell>
          <table:table-cell table:style-name="Table1.B1" office:value-type="string">
            <text:p text:style-name="P9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3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<text:placeholder text:placeholder-type="text">&lt;line.ma&gt;</text:placeholder></text:p>
          </table:table-cell>
          <table:table-cell table:style-name="Table1.B3" office:value-type="string">
            <text:p text:style-name="P10"><text:placeholder text:placeholder-type="text">&lt;line.name&gt;</text:placeholder></text:p>
          </table:table-cell>
          <table:table-cell table:style-name="Table1.B3" office:value-type="string">
            <text:p text:style-name="P11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6"><text:s text:c="2"/>Người lập bảng<text:tab/>Hội đồng giám sát xổ số <text:tab/><text:span text:style-name="T14">P.</text:span>Giám đốc</text:p>
      <text:p text:style-name="P5"/>
      <text:p text:style-name="P5"/>
      <text:p text:style-name="P5"/>
      <text:p text:style-name="P15"><text:span text:style-name="T8">Nguyễn Duy Triệu</text:span><text:span text:style-name="T7"><text:tab/><text:tab/></text:span><text:span text:style-name="T9">T</text:span><text:span text:style-name="T11">rần Huy Hả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 New Roman" svg:font-family="'Time New Roman', 'Times New Roman'"/>
    <style:font-face style:name="Times New Roman1" svg:font-family="'Times New Roman'" style:font-family-generic="roman"/>
    <style:font-face style:name="Times NewRoman" svg:font-family="'Times New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23cm" fo:margin-bottom="1.482cm" fo:margin-left="2.54cm" fo:margin-right="0.15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meta:editing-cycles>58</meta:editing-cycles>
    <meta:creation-date>2014-10-01T15:16:00</meta:creation-date>
    <dc:date>2017-05-25T15:36:48.929352423</dc:date>
    <meta:editing-duration>PT20M36S</meta:editing-duration>
    <meta:generator>LibreOffice/4.2.8.2$Linux_X86_64 LibreOffice_project/420m0$Build-2</meta:generator>
    <meta:document-statistic meta:table-count="1" meta:image-count="0" meta:object-count="0" meta:page-count="1" meta:paragraph-count="15" meta:word-count="72" meta:character-count="405" meta:non-whitespace-character-count="3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